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39ef" officeooo:paragraph-rsid="001639ef"/>
    </style:style>
    <style:style style:name="P2" style:family="paragraph" style:parent-style-name="Standard">
      <style:text-properties officeooo:rsid="001639ef" officeooo:paragraph-rsid="00170089"/>
    </style:style>
    <style:style style:name="P3" style:family="paragraph" style:parent-style-name="Standard">
      <style:text-properties officeooo:rsid="0016f07f" officeooo:paragraph-rsid="0016f07f"/>
    </style:style>
    <style:style style:name="P4" style:family="paragraph" style:parent-style-name="Standard">
      <style:text-properties officeooo:rsid="0017cfbe" officeooo:paragraph-rsid="0017cfbe"/>
    </style:style>
    <style:style style:name="P5" style:family="paragraph" style:parent-style-name="Standard">
      <style:text-properties officeooo:rsid="0018de61" officeooo:paragraph-rsid="0018de61"/>
    </style:style>
    <style:style style:name="P6" style:family="paragraph" style:parent-style-name="Standard">
      <style:text-properties officeooo:rsid="001a11c2" officeooo:paragraph-rsid="001a11c2"/>
    </style:style>
    <style:style style:name="T1" style:family="text">
      <style:text-properties officeooo:rsid="00170089"/>
    </style:style>
    <style:style style:name="T2" style:family="text">
      <style:text-properties officeooo:rsid="0017cf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cheming group.</text:p>
      <text:p text:style-name="P1">Ebitimi Agberebi</text:p>
      <text:p text:style-name="P1">Ryan McConn</text:p>
      <text:p text:style-name="P1"/>
      <text:p text:style-name="P1"/>
      <text:p text:style-name="P1">Our Design:</text:p>
      <text:p text:style-name="P1"/>
      <text:p text:style-name="P1">Our design is recursive in nature.</text:p>
      <text:p text:style-name="P1">We choose recursion because with it several conditions can be set and based on the results of these conditions a series of operations and changes are administered to the input.</text:p>
      <text:p text:style-name="P1"/>
      <text:p text:style-name="P2">In more specific terms, with the assignment, <text:span text:style-name="T1">we pass an s-expression to the</text:span> simplify method <text:span text:style-name="T1">with base cases:</text:span></text:p>
      <text:p text:style-name="P2"><text:span text:style-name="T1"><text:tab/>if passed an atom returns</text:span></text:p>
      <text:p text:style-name="P2"><text:span text:style-name="T1"><text:tab/>if passed two atom operands returns result</text:span></text:p>
      <text:p text:style-name="P2"><text:tab/><text:span text:style-name="T1">if no rules are violated return. (if the rule in the s-expression was not listed on the problem set)</text:span></text:p>
      <text:p text:style-name="P2"/>
      <text:p text:style-name="P2"><text:span text:style-name="T1">It </text:span>run<text:span text:style-name="T1">s</text:span> tests on the operands to find out if they are 'atoms', '<text:span text:style-name="T1">constants</text:span>' or 's-expression'. Based on the result of these tests if the operands are both atoms we return. <text:span text:style-name="T1">I</text:span>f one of the operand is a term, we rearrange accordingly and we call simplify on it to ensure the rearranging did not create further complications <text:span text:style-name="T1">and to check if more rules apply.</text:span> <text:span text:style-name="T1">If the result is an s-expression, we call simplify on it and when it returns we call simplify on the whole thing to ensure on further complications, if there is further complications the simplify function handles it.</text:span></text:p>
      <text:p text:style-name="P1"/>
      <text:p text:style-name="P1"/>
      <text:p text:style-name="P3"><text:span text:style-name="T2">To aid in development</text:span> we made a file which had the tests f<text:span text:style-name="T2">or each rule in</text:span> the assignment and some of ours <text:span text:style-name="T2">own</text:span> which we derived from the given tests. <text:span text:style-name="T2">W</text:span>e had it display the s-expression which is passed into simplify, the result of the calculation and a status marker to inform the user if the test was passed or failed. This was very useful when making the tool, because it showed which rules were failing and which needed extra work.</text:p>
      <text:p text:style-name="P3"/>
      <text:p text:style-name="P4">What was difficult: </text:p>
      <text:p text:style-name="P4"/>
      <text:p text:style-name="P5">There were a handful of challenging aspects but for this question a few come to mind.</text:p>
      <text:p text:style-name="P5">Scheme is not object oriented, forcing you to think in a different way which was challenging.</text:p>
      <text:p text:style-name="P5">Scheme is not one of the more popular languages making it hard to find resource materials on online forums.</text:p>
      <text:p text:style-name="P5">The error messages are very vague making it difficult to debug the code, especially after large changes are made.</text:p>
      <text:p text:style-name="P5"/>
      <text:p text:style-name="P5">What did you like about Scheme: </text:p>
      <text:p text:style-name="P5"/>
      <text:p text:style-name="P5">The language supports recursion, which made tackling the problem easier and made the code shorter.</text:p>
      <text:p text:style-name="P5">Also especially loves <text:s/>the recursive functionality.</text:p>
      <text:p text:style-name="P5"/>
      <text:p text:style-name="P5">What did you dislike about Scheme:</text:p>
      <text:p text:style-name="P6">The use of parentheses for every function inside other functions makes code hard to read. Even with careful use of white space it was very hard to intuitively know the scope of a function forcing you to constantly count parentheses. </text:p>
      <text:p text:style-name="P5"><text:soft-page-break/></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4T22:13:00.591720984</meta:creation-date>
    <dc:date>2016-02-04T23:39:45.371081965</dc:date>
    <meta:editing-duration>PT37M44S</meta:editing-duration>
    <meta:editing-cycles>2</meta:editing-cycles>
    <meta:generator>LibreOffice/4.2.8.2$Linux_X86_64 LibreOffice_project/420m0$Build-2</meta:generator>
    <meta:document-statistic meta:table-count="0" meta:image-count="0" meta:object-count="0" meta:page-count="2" meta:paragraph-count="22" meta:word-count="422" meta:character-count="2413" meta:non-whitespace-character-count="2005"/>
  </office:meta>
</office:document-meta>
</file>